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svg:stroke-color="#ffffff" draw:marker-start-width="0.355cm" draw:marker-end-width="0.355cm" draw:fill-color="#ffffff" draw:textarea-horizontal-align="justify" draw:textarea-vertical-align="top" draw:auto-grow-height="false" fo:min-height="4.907cm" fo:min-width="9.356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Dashed_20__28_var_29_" svg:stroke-width="0.051cm" svg:stroke-color="#ffffff" draw:marker-start-width="0.355cm" draw:marker-end-width="0.355cm" draw:fill-color="#ffffff" draw:textarea-horizontal-align="justify" draw:textarea-vertical-align="top" draw:auto-grow-height="false" fo:min-height="4.907cm" fo:min-width="6.054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Dashed_20__28_var_29_" svg:stroke-width="0.051cm" svg:stroke-color="#ffffff" draw:marker-start-width="0.355cm" draw:marker-end-width="0.355cm" draw:fill-color="#ffffff" draw:textarea-horizontal-align="justify" draw:textarea-vertical-align="top" draw:auto-grow-height="false" fo:min-height="4.907cm" fo:min-width="2.752cm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666666" draw:textarea-horizontal-align="justify" draw:textarea-vertical-align="middle" draw:auto-grow-height="false" fo:min-height="0.512cm" fo:min-width="2.294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0.512cm" fo:min-width="2.29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294cm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0.512cm" fo:min-width="2.294cm"/>
    </style:style>
    <style:style style:name="gr8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CMU Serif"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style:font-name="CMU Serif" fo:font-size="12pt" style:font-size-asian="12pt" style:font-size-complex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666666"/>
      <style:paragraph-properties fo:text-align="center"/>
      <style:text-properties fo:color="#ffffff" style:font-name="CMU Serif" fo:font-size="12pt" style:font-size-asian="12pt" style:font-size-complex="12pt"/>
    </style:style>
    <style:style style:name="P5" style:family="paragraph">
      <style:paragraph-properties fo:margin-left="0cm" fo:margin-right="0cm" fo:text-align="start" fo:text-indent="0.203cm"/>
    </style:style>
    <style:style style:name="P6" style:family="paragraph">
      <loext:graphic-properties draw:fill-color="#cccccc"/>
      <style:paragraph-properties fo:margin-left="0cm" fo:margin-right="0cm" fo:text-align="start" fo:text-indent="0.203cm"/>
      <style:text-properties style:font-name="CMU Serif" fo:font-size="12pt" style:font-size-asian="12pt" style:font-size-complex="12pt"/>
    </style:style>
    <style:style style:name="P7" style:family="paragraph">
      <loext:graphic-properties draw:fill-color="#ffffff"/>
      <style:paragraph-properties fo:margin-left="0cm" fo:margin-right="0cm" fo:text-align="start" fo:text-indent="0.203cm"/>
      <style:text-properties style:font-name="CMU Serif"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color="#ffffff"/>
    </style:style>
    <style:style style:name="P9" style:family="paragraph">
      <loext:graphic-properties draw:fill-color="#999999"/>
      <style:paragraph-properties fo:margin-left="0cm" fo:margin-right="0cm" fo:text-align="center" fo:text-indent="0cm"/>
      <style:text-properties fo:color="#ffffff" style:font-name="CMU Serif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2pt" style:font-size-asian="12pt" style:font-size-complex="12pt"/>
    </style:style>
    <style:style style:name="T2" style:family="text">
      <style:text-properties fo:color="#ffffff"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5.207cm" svg:x="10.16cm" svg:y="0.254cm">
          <text:p text:style-name="P1"><text:span text:style-name="T1">COMPLE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04cm" svg:height="5.207cm" svg:x="3.556cm" svg:y="0.254cm">
          <text:p text:style-name="P1"><text:span text:style-name="T1">SCP_WRI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02cm" svg:height="5.207cm" svg:x="0.254cm" svg:y="0.254cm">
          <text:p text:style-name="P1"><text:span text:style-name="T1">SCP_RE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0.762cm" svg:x="17.018cm" svg:y="1.397cm">
          <text:p text:style-name="P3"><text:span text:style-name="T2">L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94cm" svg:height="0.762cm" svg:x="17.018cm" svg:y="2.921cm">
          <text:p text:style-name="P5"><text:span text:style-name="T1">RD: <text:s/>0x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17.018cm" svg:y="3.683cm">
          <text:p text:style-name="P5"><text:span text:style-name="T1">RS1: 0x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17.018cm" svg:y="4.445cm">
          <text:p text:style-name="P5"><text:span text:style-name="T1">RS2: <text:s/>-- <text:s/>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794cm" svg:height="0.762cm" svg:x="17.018cm" svg:y="2.159cm">
          <text:p text:style-name="P8"><text:span text:style-name="T2">RF_RE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0.762cm" svg:x="13.716cm" svg:y="1.397cm">
          <text:p text:style-name="P3"><text:span text:style-name="T2">NO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13.716cm" svg:y="2.921cm">
          <text:p text:style-name="P5"><text:span text:style-name="T1">RD: <text:s/>0x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13.716cm" svg:y="3.683cm">
          <text:p text:style-name="P5"><text:span text:style-name="T1">RS1: 0x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13.716cm" svg:y="4.445cm">
          <text:p text:style-name="P5"><text:span text:style-name="T1">RS2: <text:s/>-- <text:s/>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794cm" svg:height="0.762cm" svg:x="13.716cm" svg:y="2.159cm">
          <text:p text:style-name="P8"><text:span text:style-name="T2">COMPLE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0.762cm" svg:x="10.414cm" svg:y="1.397cm">
          <text:p text:style-name="P3"><text:span text:style-name="T2">ST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10.414cm" svg:y="2.921cm">
          <text:p text:style-name="P5"><text:span text:style-name="T1">RD: <text:s text:c="2"/>--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10.414cm" svg:y="3.683cm">
          <text:p text:style-name="P5"><text:span text:style-name="T1">RS1: 0x7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10.414cm" svg:y="4.445cm">
          <text:p text:style-name="P5"><text:span text:style-name="T1">RS2: 0x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794cm" svg:height="0.762cm" svg:x="10.414cm" svg:y="2.159cm">
          <text:p text:style-name="P8"><text:span text:style-name="T2">COMPLE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0.762cm" svg:x="7.112cm" svg:y="1.397cm">
          <text:p text:style-name="P3"><text:span text:style-name="T2">AD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94cm" svg:height="0.762cm" svg:x="7.112cm" svg:y="2.921cm">
          <text:p text:style-name="P5"><text:span text:style-name="T1">RD: <text:s/>0x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7.112cm" svg:y="3.683cm">
          <text:p text:style-name="P5"><text:span text:style-name="T1">RS1: 0x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7.112cm" svg:y="4.445cm">
          <text:p text:style-name="P5"><text:span text:style-name="T1">RS2: 0x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794cm" svg:height="0.762cm" svg:x="7.112cm" svg:y="2.159cm">
          <text:p text:style-name="P8"><text:span text:style-name="T2">SCP_WRI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0.762cm" svg:x="3.81cm" svg:y="1.397cm">
          <text:p text:style-name="P3"><text:span text:style-name="T2">AN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94cm" svg:height="0.762cm" svg:x="3.81cm" svg:y="2.921cm">
          <text:p text:style-name="P5"><text:span text:style-name="T1">RD: <text:s/>0x6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3.81cm" svg:y="3.683cm">
          <text:p text:style-name="P5"><text:span text:style-name="T1">RS1: 0x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3.81cm" svg:y="4.445cm">
          <text:p text:style-name="P5"><text:span text:style-name="T1">RS2: 0x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794cm" svg:height="0.762cm" svg:x="3.81cm" svg:y="2.159cm">
          <text:p text:style-name="P8"><text:span text:style-name="T2">SCP_WRI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0.762cm" svg:x="0.508cm" svg:y="1.397cm">
          <text:p text:style-name="P3"><text:span text:style-name="T2">S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0.508cm" svg:y="2.921cm">
          <text:p text:style-name="P5"><text:span text:style-name="T1">RD: <text:s/>0x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94cm" svg:height="0.762cm" svg:x="0.508cm" svg:y="3.683cm">
          <text:p text:style-name="P5"><text:span text:style-name="T1">RS1: 0x6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0.762cm" svg:x="0.508cm" svg:y="4.445cm">
          <text:p text:style-name="P5"><text:span text:style-name="T1">RS2: 0x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794cm" svg:height="0.762cm" svg:x="0.508cm" svg:y="2.159cm">
          <text:p text:style-name="P8"><text:span text:style-name="T2">SCP_READ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3.556cm" svg:y1="0.254cm" svg:x2="3.556cm" svg:y2="5.461cm">
          <text:p/>
        </draw:line>
        <draw:line draw:style-name="gr8" draw:text-style-name="P10" draw:layer="layout" svg:x1="10.16cm" svg:y1="0.254cm" svg:x2="10.16cm" svg:y2="5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0.32cm" fo:page-height="5.7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07:01.693091660</meta:creation-date>
    <dc:date>2017-07-12T11:51:10.977491928</dc:date>
    <meta:editing-duration>PT28M28S</meta:editing-duration>
    <meta:editing-cycles>2</meta:editing-cycles>
    <meta:generator>LibreOffice/5.0.6.2$Linux_X86_64 LibreOffice_project/00$Build-2</meta:generator>
    <meta:document-statistic meta:object-count="35"/>
  </office:meta>
</office:document-meta>
</file>